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TianniuB5 Bold1" svg:font-family="'AR TianniuB5 Bold'"/>
    <style:font-face style:name="Kingthings Calligraphica 21" svg:font-family="'Kingthings Calligraphica 2'" style:font-adornments="Gras" style:font-pitch="variable"/>
    <style:font-face style:name="Kingthings Calligraphica 2" svg:font-family="'Kingthings Calligraphica 2'" style:font-adornments="Normal"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CN" svg:font-family="'AR PL UMing CN'" style:font-family-generic="system" style:font-pitch="variable"/>
    <style:font-face style:name="AR TianniuB5 Bold" svg:font-family="'AR TianniuB5 Bold'"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officeooo:rsid="0027343d" officeooo:paragraph-rsid="0027343d"/>
    </style:style>
    <style:style style:name="P4" style:family="paragraph" style:parent-style-name="Standard">
      <style:text-properties officeooo:rsid="0027343d" officeooo:paragraph-rsid="002c5d2a"/>
    </style:style>
    <style:style style:name="P5" style:family="paragraph" style:parent-style-name="MON_5f_PARAG_5f_ALPHA">
      <style:text-properties officeooo:rsid="002c5d2a" officeooo:paragraph-rsid="002c5d2a"/>
    </style:style>
    <style:style style:name="P6" style:family="paragraph" style:parent-style-name="MON_5f_PARAG_5f_OMEGA">
      <style:text-properties officeooo:paragraph-rsid="00317344"/>
    </style:style>
    <style:style style:name="P7" style:family="paragraph" style:parent-style-name="MON_5f_PARAG_5f_OMEGA">
      <style:text-properties officeooo:rsid="003632b3" officeooo:paragraph-rsid="003632b3"/>
    </style:style>
    <style:style style:name="P8" style:family="paragraph" style:parent-style-name="MON_5f_PARAG_5f_OMEGA">
      <style:text-properties officeooo:paragraph-rsid="003c807d"/>
    </style:style>
    <style:style style:name="P9" style:family="paragraph" style:parent-style-name="Mon_20_grand_20_titre">
      <style:text-properties officeooo:rsid="003632b3" officeooo:paragraph-rsid="003632b3"/>
    </style:style>
    <style:style style:name="P10" style:family="paragraph" style:parent-style-name="MON_5f_PARAG_5f_NORMAL">
      <style:text-properties officeooo:rsid="002c5d2a" officeooo:paragraph-rsid="002c5d2a"/>
    </style:style>
    <style:style style:name="P11" style:family="paragraph" style:parent-style-name="MON_5f_PARAG_5f_NORMAL">
      <style:text-properties officeooo:rsid="002c5d2a" officeooo:paragraph-rsid="00337817"/>
    </style:style>
    <style:style style:name="P12" style:family="paragraph" style:parent-style-name="MON_5f_PARAG_5f_NORMAL">
      <style:text-properties officeooo:paragraph-rsid="002c5d2a"/>
    </style:style>
    <style:style style:name="P13" style:family="paragraph" style:parent-style-name="MON_5f_PARAG_5f_NORMAL">
      <style:text-properties officeooo:paragraph-rsid="00337817"/>
    </style:style>
    <style:style style:name="P14" style:family="paragraph" style:parent-style-name="MON_5f_PARAG_5f_NORMAL">
      <style:text-properties officeooo:rsid="0027343d" officeooo:paragraph-rsid="002c5d2a"/>
    </style:style>
    <style:style style:name="P15" style:family="paragraph" style:parent-style-name="Footnote">
      <style:text-properties officeooo:rsid="00375bba" officeooo:paragraph-rsid="00375bba"/>
    </style:style>
    <style:style style:name="P16" style:family="paragraph" style:parent-style-name="Frame_20_contents">
      <style:paragraph-properties fo:text-align="end" style:justify-single-word="false"/>
    </style:style>
    <style:style style:name="P17" style:family="paragraph" style:parent-style-name="Contents_20_2">
      <style:paragraph-properties>
        <style:tab-stops>
          <style:tab-stop style:position="10.802cm" style:type="right" style:leader-style="dotted" style:leader-text="."/>
        </style:tab-stops>
      </style:paragraph-properties>
    </style:style>
    <style:style style:name="P18" style:family="paragraph" style:parent-style-name="Standard" style:master-page-name="Standard">
      <style:paragraph-properties style:page-number="auto"/>
      <style:text-properties officeooo:rsid="0021fed1"/>
    </style:style>
    <style:style style:name="P19" style:family="paragraph" style:parent-style-name="MON_5f_PARAG_5f_OMEGA" style:master-page-name="page_20_droite_20_sans_20_pagination">
      <style:paragraph-properties style:page-number="auto"/>
    </style:style>
    <style:style style:name="P20" style:family="paragraph" style:parent-style-name="MON_5f_PARAG_5f_OMEGA" style:master-page-name="page_20_gauche_20_sans_20_pagination">
      <style:paragraph-properties style:page-number="auto"/>
    </style:style>
    <style:style style:name="P21" style:family="paragraph" style:parent-style-name="Mon_5f_titre_5f_chapitre" style:master-page-name="page_20_droite_20_sans_20_pagination">
      <style:paragraph-properties style:page-number="auto"/>
    </style:style>
    <style:style style:name="P22" style:family="paragraph" style:parent-style-name="Mon_5f_titre_5f_chapitre" style:master-page-name="page_20_droite">
      <style:paragraph-properties style:page-number="auto"/>
    </style:style>
    <style:style style:name="P23" style:family="paragraph" style:parent-style-name="Mon_5f_titre_5f_chapitre" style:master-page-name="page_20_droite">
      <style:paragraph-properties style:page-number="auto"/>
      <style:text-properties officeooo:rsid="002c5d2a" officeooo:paragraph-rsid="002c5d2a"/>
    </style:style>
    <style:style style:name="P24" style:family="paragraph" style:parent-style-name="Mon_20_grand_20_titre" style:master-page-name="page_20_droite_20_sans_20_pagination">
      <style:paragraph-properties style:page-number="auto"/>
    </style:style>
    <style:style style:name="T1" style:family="text">
      <style:text-properties officeooo:rsid="002ae873"/>
    </style:style>
    <style:style style:name="T2" style:family="text">
      <style:text-properties officeooo:rsid="002b27b4"/>
    </style:style>
    <style:style style:name="T3" style:family="text">
      <style:text-properties officeooo:rsid="002e2a09"/>
    </style:style>
    <style:style style:name="T4" style:family="text">
      <style:text-properties officeooo:rsid="003632b3"/>
    </style:style>
    <style:style style:name="T5" style:family="text">
      <style:text-properties officeooo:rsid="00403563"/>
    </style:style>
    <style:style style:name="fr1" style:family="graphic" style:parent-style-name="cache_20_misère">
      <style:graphic-properties style:vertical-pos="from-top" style:vertical-rel="page" style:horizontal-pos="from-left" style:horizontal-rel="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7" svg:x="12.171cm" svg:y="18.919cm" svg:width="2cm" draw:z-index="0">
        <draw:text-box fo:min-height="0.041cm">
          <text:p text:style-name="P16"/>
        </draw:text-box>
      </draw:frame>
      <draw:frame draw:style-name="fr1" draw:name="Cadre2" text:anchor-type="page" text:anchor-page-number="11" svg:x="12.171cm" svg:y="18.919cm" svg:width="2.397cm" draw:z-index="1">
        <draw:text-box fo:min-height="0.275cm">
          <text:p text:style-name="P16"/>
        </draw:text-box>
      </draw:frame>
      <text:p text:style-name="P18"/>
      <text:p text:style-name="P24">Mon beau roman, roi des forêts</text:p>
      <text:p text:style-name="P19">Super Auteur</text:p>
      <text:p text:style-name="MON_5f_PARAG_5f_OMEGA">présente</text:p>
      <text:p text:style-name="P9">Mon beau roman, roi des forêts</text:p>
      <text:p text:style-name="P7">Édition du dindon qui glousse</text:p>
      <text:p text:style-name="P20">P<text:span text:style-name="T4">age de copyright</text:span></text:p>
      <text:table-of-content text:style-name="Sect1" text:protected="true" text:name="Table des matières1">
        <text:table-of-content-source text:outline-level="10" text:use-outline-level="false" text:use-index-marks="false" text:use-index-source-styles="true">
          <text:index-title-template text:style-name="Mon_5f_titre_5f_chapitre">Table des matières</text:index-title-template>
          <text:table-of-content-entry-template text:outline-level="1"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on_5f_titre_5f_chapitre"/>
          </text:index-source-styles>
        </text:table-of-content-source>
        <text:index-body>
          <text:index-title text:style-name="Sect1" text:name="Table des matières1_Head">
            <text:p text:style-name="P21">Table des matières</text:p>
          </text:index-title>
          <text:p text:style-name="P17"><text:a xlink:type="simple" xlink:href="#__RefHeading__802_747234498" text:style-name="Index_20_Link" text:visited-style-name="Index_20_Link">Titre du chapitre premier<text:tab/>9</text:a></text:p>
          <text:p text:style-name="P17"><text:a xlink:type="simple" xlink:href="#__RefHeading__804_747234498" text:style-name="Index_20_Link" text:visited-style-name="Index_20_Link">Mon second chapitre est chouette<text:tab/>13</text:a></text:p>
        </text:index-body>
      </text:table-of-content>
      <text:p text:style-name="P3"/>
      <text:p text:style-name="P22"><text:bookmark-start text:name="__RefHeading__802_747234498"/>Titre du chapitre premier<text:bookmark-end text:name="__RefHeading__802_747234498"/></text:p>
      <text:p text:style-name="MON_5f_PARAG_5f_ALPHA">Généralement, on utilise un texte en faux latin (le texte ne veut rien dire, il a été modifié), le Lorem ipsum ou Lipsum, qui permet donc de faire office de texte <text:span text:style-name="T1">d’</text:span>attente. <text:span text:style-name="T1">L’</text:span>avantage de le mettre en latin est que l'opérateur sait au premier coup d'oeil que la page contenant ces lignes <text:span text:style-name="T1">n’</text:span>est pas valide, et surtout <text:span text:style-name="T1">l’</text:span>attention du client <text:span text:style-name="T1">n’</text:span>est pas dérangée par le contenu, il demeure concentré seulement sur <text:span text:style-name="T1">l’</text:span>aspect graphique.</text:p>
      <text:p text:style-name="P3"/>
      <text:p text:style-name="MON_5f_PARAG_5f_NORMAL">Ce texte a pour autre avantage <text:span text:style-name="T1">d’</text:span>utiliser des mots de longueur variable, essayant de simuler une occupation normale. La méthode simpliste consistant à copier-coller un court texte plusieurs fois (<text:span text:style-name="T1">« </text:span>ceci est un faux-texte ceci est un faux-texte ceci est un faux-texte ceci est un faux-texte ceci est un faux-texte<text:span text:style-name="T1"> »</text:span>) a <text:span text:style-name="T1">l’</text:span>inconvénient de ne pas permettre une juste appréciation typographique du résultat final.</text:p>
      <text:p text:style-name="MON_5f_PARAG_5f_NORMAL"/>
      <text:p text:style-name="MON_5f_PARAG_5f_NORMAL">Il circule des centaines de versions différentes du Lorem ipsum, mais ce texte aurait originellement été tiré de l'ouvrage de Cicéron, De Finibus Bonorum et Malorum <text:soft-page-break/>(Liber Primus, 32), texte populaire à cette époque, dont l'une des premières phrases est : <text:span text:style-name="T1">« </text:span>Neque porro quisquam est qui dolorem ipsum quia dolor sit amet, consectetur, adipisci velit<text:span text:style-name="T1">… »</text:span> (<text:span text:style-name="T1">« </text:span>Il <text:span text:style-name="T1">n’</text:span>existe personne qui aime la souffrance pour elle-même, ni qui la recherche ni qui la veuille pour ce <text:span text:style-name="T1">qu’</text:span>elle est<text:span text:style-name="T1">… »</text:span>).</text:p>
      <text:p text:style-name="MON_5f_PARAG_5f_NORMAL"/>
      <text:p text:style-name="MON_5f_PARAG_5f_NORMAL">Expert en utilisabilité des sites web et des logiciels, Jakob <text:span text:style-name="T2">N</text:span>ielsen souligne que l'une des limites de l'utilisation du faux-texte dans la conception de sites web est que ce texte n'étant jamais lu, il ne permet pas de vérifier sa lisibilité effective. La lecture à l'écran étant plus difficile, cet aspect est pourtant essentiel. Nielsen préconise donc <text:span text:style-name="T1">l’</text:span>utilisation de textes représentatifs plutôt que du lorem ipsum. On peut aussi faire remarquer que les formules conçues avec du faux-texte ont tendance à sous-estimer l'espace nécessaire à une titraille immédiatement intelligible, ce qui oblige les rédactions à formuler ensuite des titres simplificateurs, voire inexacts, pour ne pas dépasser <text:span text:style-name="T1">l’</text:span>espace imparti.</text:p>
      <text:p text:style-name="MON_5f_PARAG_5f_NORMAL"/>
      <text:p text:style-name="P6">Contrairement à une idée répandue, le faux-texte ne donne même pas un aperçu réaliste du gris typographique, en particulier dans le cas des textes justifiés<text:span text:style-name="T1"> :</text:span> en effet, les mots fictifs employés dans le faux-texte ne faisant évidemment pas partie des dictionnaires des logiciels de PAO, les programmes de césure ne peuvent pas effectuer leur travail habituel sur de tels textes. Par conséquent, l'interlettrage du faux-texte sera toujours quelque peu supérieur à ce <text:span text:style-name="T1">qu’</text:span>il aurait été avec un texte réel, qui présentera donc un aspect plus sombre et moins lisible que le faux-texte avec lequel le graphiste a effectué ses essais. Un vrai texte pose aussi des problèmes de lisibilité spécifiques (noms propres, numéros de téléphone, retours à la ligne fréquents, composition des citations en italiques, intertitres <text:soft-page-break/>de plus de deux lignes<text:span text:style-name="T1">…</text:span>) <text:span text:style-name="T1">qu’</text:span>on <text:span text:style-name="T1">n’</text:span>observe jamais dans le faux-texte.</text:p>
      <text:p text:style-name="P23"><text:bookmark-start text:name="__RefHeading__804_747234498"/>Mon second chapitre <text:span text:style-name="T3">est chouette</text:span><text:bookmark-end text:name="__RefHeading__804_747234498"/></text:p>
      <text:p text:style-name="P5">Quand j'y suis arrivé, la nuit était tombée. Repartons sur du faux-texte. Expert en utilisabilité des sites web et des logiciels, Jakob <text:span text:style-name="T2">N</text:span>ielsen souligne que l'une des limites de l'utilisation du faux-texte dans la conception de sites web est que ce texte n'étant jamais lu, il ne permet pas de vérifier sa lisibilité effective. La lecture à l'écran étant plus difficile, cet aspect est pourtant essentiel. Nielsen préconise donc <text:span text:style-name="T1">l’</text:span>utilisation de textes représentatifs plutôt que du lorem ipsum. On peut aussi faire remarquer que les formules conçues avec du faux-texte ont tendance à sous-estimer l'espace nécessaire à une titraille immédiatement intelligible, ce qui oblige les rédactions à formuler ensuite des titres simplificateurs, voire inexacts, pour ne pas dépasser <text:span text:style-name="T1">l’</text:span>espace imparti.</text:p>
      <text:p text:style-name="P10"/>
      <text:p text:style-name="MON_5f_PARAG_5f_NORMAL">Généralement, on utilise un texte en faux latin (le texte ne veut rien dire, il a été modifié), le Lorem ipsum ou Lipsum, <text:soft-page-break/>qui permet donc de faire office de texte <text:span text:style-name="T1">d’</text:span>attente. <text:span text:style-name="T1">L’</text:span>avantage de le mettre en latin est que l'opérateur sait au premier coup d'oeil que la page contenant ces lignes <text:span text:style-name="T1">n’</text:span>est pas valide, et surtout <text:span text:style-name="T1">l’</text:span>attention du client <text:span text:style-name="T1">n’</text:span>est pas dérangée par le contenu, il demeure concentré seulement sur <text:span text:style-name="T1">l’</text:span>aspect graphique.</text:p>
      <text:p text:style-name="P4"/>
      <text:p text:style-name="P12">Ce texte a pour autre avantage <text:span text:style-name="T1">d’</text:span>utiliser des mots de longueur variable, essayant de simuler une occupation normale. La méthode simpliste consistant à copier-coller un court texte plusieurs fois (<text:span text:style-name="T1">« </text:span>ceci est un faux-texte ceci est un faux-texte ceci est un faux-texte ceci est un faux-texte ceci est un faux-texte<text:span text:style-name="T1"> »</text:span>) a <text:span text:style-name="T1">l’</text:span>inconvénient de ne pas permettre une juste appréciation typographique du résultat final.</text:p>
      <text:p text:style-name="P12"/>
      <text:p text:style-name="P12">Il circule des centaines de versions différentes du Lorem ipsum, mais ce texte aurait originellement été tiré de l'ouvrage de Cicéron, De Finibus Bonorum et Malorum (Liber Primus, 32), texte populaire à cette époque, dont l'une des premières phrases est : <text:span text:style-name="T1">« </text:span>Neque porro quisquam est qui dolorem ipsum quia dolor sit amet, consectetur, adipisci velit<text:span text:style-name="T1">… »</text:span> (<text:span text:style-name="T1">« </text:span>Il <text:span text:style-name="T1">n’</text:span>existe personne qui aime la souffrance pour elle-même, ni qui la recherche ni qui la veuille pour ce <text:span text:style-name="T1">qu’</text:span>elle est<text:span text:style-name="T1">… »</text:span>).</text:p>
      <text:p text:style-name="P14"/>
      <text:p text:style-name="P13">Ce texte a pour autre avantage <text:span text:style-name="T1">d’</text:span>utiliser des mots de longueur variable, essayant de simuler une occupation normale. La méthode simpliste consistant à copier-coller un court texte plusieurs fois (<text:span text:style-name="T1">« </text:span>ceci est un faux-texte ceci est un faux-texte ceci est un faux-texte ceci est un faux-texte ceci est un faux-texte<text:span text:style-name="T1"> »</text:span>) a <text:span text:style-name="T1">l’</text:span>inconvénient de ne pas permettre une juste appréciation typographique du résultat final.</text:p>
      <text:p text:style-name="P13"/>
      <text:p text:style-name="P13">Il circule des centaines de versions différentes du Lorem ipsum, mais ce texte aurait originellement été tiré de <text:soft-page-break/>l'ouvrage de Cicéron, De Finibus Bonorum et Malorum (Liber Primus, 32), texte populaire à cette époque, dont l'une des premières phrases est : <text:span text:style-name="T1">« </text:span>Neque porro quisquam est qui dolorem ipsum quia dolor sit amet, consectetur, adipisci velit<text:span text:style-name="T1">… »</text:span> (<text:span text:style-name="T1">« </text:span>Il <text:span text:style-name="T1">n’</text:span>existe personne qui aime la souffrance pour elle-même, ni qui la recherche ni qui la veuille pour ce <text:span text:style-name="T1">qu’</text:span>elle est<text:span text:style-name="T1">… »</text:span>).</text:p>
      <text:p text:style-name="P13"/>
      <text:p text:style-name="P11">Expert en utilisabilité des sites web et des logiciels, Jakob <text:span text:style-name="T2">N</text:span>ielsen souligne que l'une des limites de l'utilisation du faux-texte dans la conception de sites web est que ce texte n'étant jamais lu, il ne permet pas de vérifier sa lisibilité effective. La lecture à l'écran étant plus difficile, cet aspect est pourtant essentiel. Nielsen préconise donc <text:span text:style-name="T1">l’</text:span>utilisation de textes représentatifs plutôt que du lorem ipsum. On peut aussi faire remarquer que les formules conçues avec du faux-texte ont tendance à sous-estimer l'espace nécessaire à une titraille immédiatement intelligible, ce qui oblige les rédactions à formuler ensuite des titres simplificateurs, voire inexacts, pour ne pas dépasser <text:span text:style-name="T1">l’</text:span>espace imparti.</text:p>
      <text:p text:style-name="P12"/>
      <text:p text:style-name="P10">Expert en utilisabilité des sites web et des logiciels, Jakob <text:span text:style-name="T2">N</text:span>ielsen souligne que l'une des limites de l'utilisation du faux-texte dans la conception de sites web est que ce texte n'étant jamais lu, il ne permet pas de vérifier sa lisibilité effective. La lecture à l'écran étant plus difficile, cet aspect est pourtant essentiel. Nielsen préconise donc <text:span text:style-name="T1">l’</text:span>utilisation de textes représentatifs plutôt que du lorem ipsum. On peut aussi faire remarquer que les formules conçues avec du faux-texte ont tendance à sous-estimer l'espace nécessaire à une titraille immédiatement intelligible, ce qui oblige les rédactions à formuler ensuite des titres simplificateurs, voire inexacts, pour ne pas dépasser <text:span text:style-name="T1">l’</text:span>espace imparti.</text:p>
      <text:p text:style-name="P10"/>
      <text:p text:style-name="P12"><text:soft-page-break/>Généralement, on utilise un texte en faux latin (le texte ne veut rien dire, il a été modifié), le Lorem ipsum ou Lipsum, qui permet donc de faire office de texte <text:span text:style-name="T1">d’</text:span>attente. <text:span text:style-name="T1">L’</text:span>avantage de le mettre en latin est que l'opérateur sait au premier coup d'oeil que la page contenant ces lignes <text:span text:style-name="T1">n’</text:span>est pas valide, et surtout <text:span text:style-name="T1">l’</text:span>attention du client <text:span text:style-name="T1">n’</text:span>est pas dérangée par le contenu, il demeure concentré<text:note text:id="ftn1" text:note-class="footnote"><text:note-citation>1</text:note-citation><text:note-body><text:p text:style-name="P15">Note sans intérêt. C'est juste pour voir le style des notes de bas de page proposé par défaut par LibreOffice Writer.</text:p></text:note-body></text:note> seulement sur <text:span text:style-name="T1">l’</text:span>aspect graphique.</text:p>
      <text:p text:style-name="P4"/>
      <text:p text:style-name="P12">Ce texte a pour autre avantage<text:note text:id="ftn2" text:note-class="footnote"><text:note-citation>2</text:note-citation><text:note-body><text:p text:style-name="P15">Autre avantage que celui cité précédemment. Vous l'aurez compris, cette note ne sert également à rien !</text:p></text:note-body></text:note> <text:span text:style-name="T1">d’</text:span>utiliser des mots de longueur variable, essayant de simuler une occupation normale. La méthode simpliste consistant à copier-coller un court texte plusieurs fois (<text:span text:style-name="T1">« </text:span>ceci est un faux-texte ceci est un faux-texte ceci est un faux-texte ceci est un faux-texte ceci est un faux-texte<text:span text:style-name="T1"> »</text:span>) a <text:span text:style-name="T1">l’</text:span>inconvénient de ne pas permettre une juste appréciation typographique du résultat final.</text:p>
      <text:p text:style-name="P12"/>
      <text:p text:style-name="P12">Il circule des centaines de versions différentes du Lorem ipsum, mais ce texte aurait originellement été tiré de l'ouvrage de Cicéron, De Finibus Bonorum et Malorum (Liber Primus, 32), texte populaire à cette époque, dont l'une des premières phrases est : <text:span text:style-name="T1">« </text:span>Neque porro quisquam est qui dolorem ipsum quia dolor sit amet, consectetur, adipisci velit<text:span text:style-name="T1">… »</text:span> (<text:span text:style-name="T1">« </text:span>Il <text:span text:style-name="T1">n’</text:span>existe personne qui aime la souffrance pour elle-même, ni qui la recherche ni qui la veuille pour ce <text:span text:style-name="T1">qu’</text:span>elle est<text:span text:style-name="T1">… »</text:span>).</text:p>
      <text:p text:style-name="P12"/>
      <text:p text:style-name="P8">Expert en utilisabilité des sites web et des logiciels, Jakob <text:span text:style-name="T2">N</text:span>ielsen souligne que l'une des limites de l'utilisation du faux-texte dans la conception de sites web est que ce texte n'étant jamais lu, il ne permet pas de vérifier sa lisibilité <text:soft-page-break/>effective. La lecture à l'écran étant plus difficile, cet aspect est pourtant essentiel. Nielsen préconise donc <text:span text:style-name="T1">l’</text:span>utilisation de textes représentatifs plutôt que du lorem ipsum. On peut aussi faire remarquer que les formules conçues avec du faux-texte ont tendance à sous-estimer l'espace nécessaire à une titraille immédiatement intelligible, ce qui oblige les rédactions à formuler ensuite des titres simplificateurs, voire inexacts, pour ne pas dépasser <text:span text:style-name="T1">l’</text:span>espace imparti. <text:span text:style-name="T5">Placez votre curseur juste après le point de cette phr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TianniuB5 Bold1" svg:font-family="'AR TianniuB5 Bold'"/>
    <style:font-face style:name="Kingthings Calligraphica 21" svg:font-family="'Kingthings Calligraphica 2'" style:font-adornments="Gras" style:font-pitch="variable"/>
    <style:font-face style:name="Kingthings Calligraphica 2" svg:font-family="'Kingthings Calligraphica 2'" style:font-adornments="Normal"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CN" svg:font-family="'AR PL UMing CN'" style:font-family-generic="system" style:font-pitch="variable"/>
    <style:font-face style:name="AR TianniuB5 Bold" svg:font-family="'AR TianniuB5 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 PL UMing CN" style:font-size-asian="10.5pt" style:language-asian="zh" style:country-asian="CN" style:font-name-complex="AR TianniuB5 Bol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CN" style:font-size-asian="10.5pt" style:language-asian="zh" style:country-asian="CN" style:font-name-complex="AR TianniuB5 Bol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CN" style:font-family-asian="'AR PL UMing CN'" style:font-family-generic-asian="system" style:font-pitch-asian="variable" style:font-size-asian="14pt" style:font-name-complex="AR TianniuB5 Bold" style:font-family-complex="'AR TianniuB5 Bol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 TianniuB5 Bold1" style:font-family-complex="'AR TianniuB5 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 TianniuB5 Bold1" style:font-family-complex="'AR TianniuB5 Bold'"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 TianniuB5 Bold1" style:font-family-complex="'AR TianniuB5 Bold'"/>
    </style:style>
    <style:style style:name="Header" style:family="paragraph" style:parent-style-name="Standard" style:class="extra">
      <style:paragraph-properties text:number-lines="false" text:line-number="0">
        <style:tab-stops>
          <style:tab-stop style:position="5.65cm" style:type="center"/>
          <style:tab-stop style:position="11.301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5.65cm" style:type="center"/>
          <style:tab-stop style:position="11.301cm" style:type="right"/>
        </style:tab-stops>
      </style:paragraph-properties>
      <style:text-properties style:font-size-asian="10.5pt" style:font-weight-asian="normal"/>
    </style:style>
    <style:style style:name="Header_20_left" style:display-name="Header left" style:family="paragraph" style:parent-style-name="Standard" style:class="extra">
      <style:paragraph-properties text:number-lines="false" text:line-number="0">
        <style:tab-stops>
          <style:tab-stop style:position="5.65cm" style:type="center"/>
          <style:tab-stop style:position="11.3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ON_5f_PARAG_5f_NORMAL" style:display-name="MON_PARAG_NORMAL" style:family="paragraph" style:master-page-name="">
      <style:paragraph-properties fo:margin-left="0cm" fo:margin-right="0cm" fo:text-align="justify" style:justify-single-word="false" fo:orphans="2" fo:widows="2" fo:text-indent="0.349cm" style:auto-text-indent="true" style:page-number="auto" fo:background-color="transparent" fo:keep-with-next="auto">
        <style:tab-stops/>
        <style:background-image/>
      </style:paragraph-properties>
      <style:text-properties style:font-name="Georgia" fo:font-family="Georgia" style:font-style-name="Normal" style:font-family-generic="roman" style:font-pitch="variable" style:font-size-asian="10.5pt" style:font-weight-asian="normal"/>
    </style:style>
    <style:style style:name="MON_5f_PARAG_5f_ALPHA" style:display-name="MON_PARAG_ALPHA" style:family="paragraph" style:parent-style-name="MON_5f_PARAG_5f_NORMAL" style:next-style-name="MON_5f_PARAG_5f_NORMAL" style:master-page-name="">
      <style:paragraph-properties fo:margin-left="0cm" fo:margin-right="0cm" fo:text-indent="0cm" style:auto-text-indent="false" style:page-number="auto" fo:keep-with-next="auto">
        <style:drop-cap style:lines="3" style:distance="0.101cm" style:style-name="MA_5f_LETTRINE"/>
      </style:paragraph-properties>
      <style:text-properties style:font-size-asian="10.5pt" style:font-weight-asian="normal"/>
    </style:style>
    <style:style style:name="MON_5f_PARAG_5f_OMEGA" style:display-name="MON_PARAG_OMEGA" style:family="paragraph" style:parent-style-name="MON_5f_PARAG_5f_NORMAL" style:next-style-name="Mon_5f_titre_5f_chapitre" style:master-page-name="">
      <style:paragraph-properties fo:text-align="justify" fo:text-align-last="center" style:justify-single-word="false" fo:orphans="2" fo:widows="2" style:page-number="auto" fo:keep-with-next="auto">
        <style:tab-stops/>
      </style:paragraph-properties>
      <style:text-properties style:font-size-asian="10.5pt" style:font-weight-asian="normal"/>
    </style:style>
    <style:style style:name="Mon_5f_titre_5f_chapitre" style:display-name="Mon_titre_chapitre" style:family="paragraph" style:next-style-name="MON_5f_PARAG_5f_ALPHA" style:master-page-name="page_20_droite">
      <style:paragraph-properties fo:margin-left="0.499cm" fo:margin-right="0.499cm" fo:margin-top="3cm" fo:margin-bottom="3cm" loext:contextual-spacing="false" fo:text-align="center" style:justify-single-word="false" fo:text-indent="0cm" style:auto-text-indent="false" style:page-number="auto" fo:break-before="auto" fo:break-after="auto" style:shadow="none"/>
      <style:text-properties style:font-name="Kingthings Calligraphica 2" fo:font-family="'Kingthings Calligraphica 2'" style:font-style-name="Normal" style:font-pitch="variable" fo:font-size="32pt" fo:font-weight="normal" style:font-size-asian="10.5pt"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802cm" style:type="right" style:leader-style="dotted" style:leader-text="."/>
        </style:tab-stops>
      </style:paragraph-properties>
    </style:style>
    <style:style style:name="Mon_20_grand_20_titre" style:display-name="Mon grand titre" style:family="paragraph" style:parent-style-name="Standard" style:next-style-name="MON_5f_PARAG_5f_OMEGA" style:master-page-name="">
      <style:paragraph-properties fo:margin-left="0cm" fo:margin-right="0cm" fo:margin-top="5.001cm" fo:margin-bottom="5.001cm" loext:contextual-spacing="false" fo:text-align="center" style:justify-single-word="false" fo:text-indent="0cm" style:auto-text-indent="false" style:page-number="auto"/>
      <style:text-properties style:font-name="Kingthings Calligraphica 21" fo:font-family="'Kingthings Calligraphica 2'" style:font-style-name="Gras" style:font-pitch="variable" fo:font-size="48pt" fo:font-weight="normal" style:font-size-asian="10.5pt" style:font-weight-asian="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op_20_Caps" style:display-name="Drop Caps" style:family="text"/>
    <style:style style:name="MA_5f_LETTRINE" style:display-name="MA_LETTRINE" style:family="text">
      <style:text-properties fo:text-transform="uppercase" style:font-name="Kingthings Calligraphica 2" fo:font-family="'Kingthings Calligraphica 2'" style:font-style-name="Normal" style:font-pitch="variable" fo:background-color="transparent" style:font-size-asian="10.5pt" style:font-weight-asian="normal"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che_20_misère" style:display-name="cache misère" style:family="graphic" style:auto-update="true">
      <style:graphic-properties svg:width="2cm" fo:min-height="0.041cm" text:anchor-type="page" svg:x="12.171cm" svg:y="18.919cm" fo:margin-left="0.3cm" fo:margin-right="0cm" style:wrap="parallel" style:number-wrapped-paragraphs="no-limit" style:wrap-contour="false" style:vertical-pos="from-top" style:vertical-rel="page" style:horizontal-pos="from-left" style:horizontal-rel="page"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14.801cm" fo:page-height="21.001cm" style:num-format="1" style:print-orientation="portrait" fo:margin-top="1.499cm" fo:margin-bottom="1.499cm" fo:margin-left="2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4.801cm" fo:page-height="21.001cm" style:num-format="1" style:print-orientation="portrait" fo:margin-top="1.499cm" fo:margin-bottom="1.499cm" fo:margin-left="1.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right">
      <style:page-layout-properties fo:page-width="14.801cm" fo:page-height="21.001cm" style:num-format="1" style:print-orientation="portrait" fo:margin-top="1.499cm" fo:margin-bottom="1.499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7" style:page-usage="right">
      <style:page-layout-properties fo:page-width="14.801cm" fo:page-height="21.001cm" style:num-format=""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1.499cm" fo:margin-bottom="1.499cm" fo:margin-left="1.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801cm" fo:page-height="21.001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master-page style:name="Left_20_Page" style:display-name="Left Page" style:page-layout-name="Mpm4" style:next-style-name="Right_20_Page"/>
    <style:master-page style:name="page_20_gauche" style:display-name="page gauche" style:page-layout-name="Mpm5" style:next-style-name="page_20_droite">
      <style:footer>
        <text:p text:style-name="MP1"><text:page-number text:select-page="current">16</text:page-number></text:p>
      </style:footer>
    </style:master-page>
    <style:master-page style:name="page_20_droite" style:display-name="page droite" style:page-layout-name="Mpm6" style:next-style-name="page_20_gauche">
      <style:footer>
        <text:p text:style-name="MP2"><text:page-number text:select-page="current">13</text:page-number></text:p>
      </style:footer>
      <style:footer-first>
        <text:p text:style-name="MP2"><text:page-number text:select-page="current">17</text:page-number></text:p>
      </style:footer-first>
    </style:master-page>
    <style:master-page style:name="page_20_droite_20_sans_20_pagination" style:display-name="page droite sans pagination" style:page-layout-name="Mpm7" style:next-style-name="page_20_gauche"/>
    <style:master-page style:name="page_20_gauche_20_sans_20_pagination" style:display-name="page gauche sans pagination" style:page-layout-name="Mpm8" style:next-style-name="page_20_droite"/>
    <style:master-page style:name="Footnote" style:page-layout-name="Mpm9"/>
    <style:master-page style:name="Endnote" style:page-layout-name="Mpm9"/>
    <style:master-page style:name="Sans_20_nom1" style:display-name="Sans nom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 </meta:initial-creator>
    <meta:creation-date>2014-12-21T10:07:08.464781206</meta:creation-date>
    <dc:date>2014-12-27T20:49:10.066351865</dc:date>
    <dc:creator>Lin </dc:creator>
    <meta:editing-duration>PT4H32M40S</meta:editing-duration>
    <meta:editing-cycles>14</meta:editing-cycles>
    <meta:generator>LibreOffice/4.3.5.2$Linux_X86_64 LibreOffice_project/430m0$Build-2</meta:generator>
    <meta:document-statistic meta:table-count="0" meta:image-count="0" meta:object-count="0" meta:page-count="17" meta:paragraph-count="33" meta:word-count="1582" meta:character-count="9915" meta:non-whitespace-character-count="8366"/>
  </office:meta>
</office:document-meta>
</file>